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583in" fo:margin-left="0.0493in" table:align="left" style:writing-mode="lr-tb"/>
    </style:style>
    <style:style style:name="Table1.A" style:family="table-column">
      <style:table-column-properties style:column-width="1.2396in"/>
    </style:style>
    <style:style style:name="Table1.B" style:family="table-column">
      <style:table-column-properties style:column-width="5.7188in"/>
    </style:style>
    <style:style style:name="Table1.A1" style:family="table-cell">
      <style:table-cell-properties style:vertical-align="top"/>
    </style:style>
    <style:style style:name="Table1.B1" style:family="table-cell">
      <style:table-cell-properties style:vertical-align="top" fo:padding="0.0493in" fo:border="none"/>
    </style:style>
    <style:style style:name="Table1.A2" style:family="table-cell">
      <style:table-cell-properties style:vertical-align="top" fo:padding="0.0694in" fo:border="none"/>
    </style:style>
    <style:style style:name="P1" style:family="paragraph" style:parent-style-name="Standard">
      <style:paragraph-properties fo:margin-left="0in" fo:margin-right="0in" fo:margin-top="0in" fo:margin-bottom="0in" fo:line-height="100%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</style:style>
    <style:style style:name="P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8" style:family="paragraph" style:parent-style-name="Standard">
      <style:paragraph-properties fo:margin-left="0in" fo:margin-right="-0.1043in" fo:margin-top="0in" fo:margin-bottom="0in" fo:line-height="100%" fo:text-align="center" style:justify-single-word="false" fo:text-indent="0in" style:auto-text-indent="false" fo:break-before="auto" fo:break-after="auto" style:writing-mode="lr-tb"/>
    </style:style>
    <style:style style:name="P9" style:family="paragraph" style:parent-style-name="Standard">
      <style:paragraph-properties fo:margin-left="0in" fo:margin-right="0.1146in" fo:margin-top="0in" fo:margin-bottom="0in" fo:line-height="100%" fo:text-align="start" style:justify-single-word="false" fo:text-indent="0in" style:auto-text-indent="false" fo:break-before="auto" fo:break-after="auto" style:writing-mode="lr-tb">
        <style:tab-stops>
          <style:tab-stop style:position="6.8752in" style:type="right"/>
        </style:tab-stops>
      </style:paragraph-properties>
    </style:style>
    <style:style style:name="P10" style:family="paragraph" style:parent-style-name="Standard">
      <style:paragraph-properties fo:margin-left="0.302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0.0626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12" style:family="paragraph" style:parent-style-name="Standard">
      <style:paragraph-properties fo:margin-left="0in" fo:margin-right="0.0626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3" style:family="paragraph" style:parent-style-name="Standard">
      <style:paragraph-properties fo:margin-left="0in" fo:margin-right="0.0626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4" style:family="paragraph" style:parent-style-name="Standard">
      <style:paragraph-properties fo:margin-left="0in" fo:margin-right="0.0728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15" style:family="paragraph" style:parent-style-name="Standard">
      <style:paragraph-properties fo:margin-left="0in" fo:margin-right="-0.2917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6" style:family="paragraph" style:parent-style-name="Standard" style:master-page-name="Standard">
      <style:paragraph-properties fo:margin-left="0in" fo:margin-right="0in" fo:margin-top="0in" fo:margin-bottom="0in" fo:line-height="100%" fo:text-align="center" style:justify-single-word="false" fo:text-indent="0in" style:auto-text-indent="false" style:page-number="auto" fo:break-before="auto" fo:break-after="auto" style:writing-mode="lr-tb"/>
    </style:style>
    <style:style style:name="P17" style:family="paragraph" style:parent-style-name="Standard" style:list-style-name="LS1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8" style:family="paragraph" style:parent-style-name="Standard" style:list-style-name="LS2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9" style:family="paragraph" style:parent-style-name="Standard">
      <style:paragraph-properties fo:margin-left="0in" fo:margin-right="0.0626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0" style:family="paragraph" style:parent-style-name="Standard" style:list-style-name="LS1">
      <style:paragraph-properties fo:margin-left="0in" fo:margin-right="-0.1146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style:text-line-through-styl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3" style:family="text"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style:text-line-through-style="none" style:font-name="Times New Roman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Dimitar</text:span><text:span text:style-name="T1"> </text:span><text:span text:style-name="T1">A</text:span><text:span text:style-name="T1">. </text:span><text:span text:style-name="T1">Ginev</text:span></text:p>
      <text:p text:style-name="P2">230 33rd Street.</text:p>
      <text:p text:style-name="P8">Brigantine, NJ 08203</text:p>
      <text:p text:style-name="P2">Phone: (609)742-2064, E-mail: gindio@gmail.com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span text:style-name="T2">OBJECTIVE</text:span><text:span text:style-name="T2">:</text:span></text:p>
            <text:p text:style-name="P5"/>
            <text:p text:style-name="P3"><text:span text:style-name="T2">EDUCATION</text:span><text:span text:style-name="T2">:</text:span></text:p>
            <text:p text:style-name="P5"/>
            <text:p text:style-name="P5"/>
            <text:p text:style-name="P5"/>
            <text:p text:style-name="P5"/>
            <text:p text:style-name="P5"/>
            <text:p text:style-name="P3"><text:span text:style-name="T2">SKILLS</text:span><text:span text:style-name="T2">:</text:span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3"><text:span text:style-name="T2">PORTFOLIO</text:span><text:span text:style-name="T2">:</text:span></text:p>
            <text:p text:style-name="P5"/>
            <text:p text:style-name="P3"><text:span text:style-name="T2">EXPERIENCE</text:span><text:span text:style-name="T2">:</text:span></text:p>
            <text:p text:style-name="P5"/>
          </table:table-cell>
          <table:table-cell table:style-name="Table1.B1" office:value-type="string">
            <text:p text:style-name="P3"><text:span text:style-name="T3">To</text:span><text:span text:style-name="T3"> </text:span><text:span text:style-name="T3">obtain</text:span><text:span text:style-name="T3"> </text:span><text:span text:style-name="T3">a</text:span><text:span text:style-name="T3"> </text:span><text:span text:style-name="T3">position</text:span><text:span text:style-name="T3"> </text:span><text:span text:style-name="T3">as</text:span><text:span text:style-name="T3"> </text:span><text:span text:style-name="T3">a</text:span><text:span text:style-name="T3"> </text:span><text:span text:style-name="T3">computer</text:span><text:span text:style-name="T3"> </text:span><text:span text:style-name="T3">programer</text:span><text:span text:style-name="T3">.</text:span></text:p>
            <text:p text:style-name="P6"/>
            <text:p text:style-name="P3"><text:span text:style-name="T3">Richard</text:span><text:span text:style-name="T3"> </text:span><text:span text:style-name="T3">Stockton</text:span><text:span text:style-name="T3"> </text:span><text:span text:style-name="T3">College</text:span><text:span text:style-name="T3"> </text:span><text:span text:style-name="T3">of</text:span><text:span text:style-name="T3"> </text:span><text:span text:style-name="T3">New</text:span><text:span text:style-name="T3"> </text:span><text:span text:style-name="T3">Jersey</text:span><text:span text:style-name="T3">, </text:span><text:span text:style-name="T3">Pomona</text:span><text:span text:style-name="T3">, </text:span><text:span text:style-name="T3">New</text:span><text:span text:style-name="T3"> </text:span><text:span text:style-name="T3">Jersey</text:span></text:p>
            <text:p text:style-name="P3"><text:span text:style-name="T2">BA</text:span><text:span text:style-name="T2"> </text:span><text:span text:style-name="T2">in</text:span><text:span text:style-name="T2"> </text:span><text:span text:style-name="T2">Computer</text:span><text:span text:style-name="T2"> </text:span><text:span text:style-name="T2">Science</text:span><text:span text:style-name="T2"> &amp; </text:span><text:span text:style-name="T2">Information</text:span><text:span text:style-name="T2"> </text:span><text:span text:style-name="T2">Systems</text:span><text:span text:style-name="T2">, </text:span><text:span text:style-name="T2">May</text:span><text:span text:style-name="T2"> 2013</text:span></text:p>
            <text:p text:style-name="P5"/>
            <text:p text:style-name="P3"><text:span text:style-name="T3">Atlantic</text:span><text:span text:style-name="T3"> </text:span><text:span text:style-name="T3">County</text:span><text:span text:style-name="T3"> </text:span><text:span text:style-name="T3">Community</text:span><text:span text:style-name="T3"> </text:span><text:span text:style-name="T3">College</text:span><text:span text:style-name="T3">, </text:span><text:span text:style-name="T3">Mays</text:span><text:span text:style-name="T3"> </text:span><text:span text:style-name="T3">Landing</text:span><text:span text:style-name="T3">, </text:span><text:span text:style-name="T3">New</text:span><text:span text:style-name="T3"> </text:span><text:span text:style-name="T3">Jersey</text:span></text:p>
            <text:p text:style-name="P10"><text:span text:style-name="T2">Associate</text:span><text:span text:style-name="T2"> </text:span><text:span text:style-name="T2">of</text:span><text:span text:style-name="T2"> </text:span><text:span text:style-name="T2">Science</text:span><text:span text:style-name="T2"> </text:span><text:span text:style-name="T2">in</text:span><text:span text:style-name="T2"> </text:span><text:span text:style-name="T2">Computer</text:span><text:span text:style-name="T2"> </text:span><text:span text:style-name="T2">Programing</text:span><text:span text:style-name="T2">, </text:span><text:span text:style-name="T2">May</text:span><text:span text:style-name="T2"> 2008</text:span></text:p>
            <text:p text:style-name="P6"/>
            <text:p text:style-name="P3"><text:span text:style-name="T3">Object</text:span><text:span text:style-name="T3"> </text:span><text:span text:style-name="T3">Oriented</text:span><text:span text:style-name="T3"> </text:span><text:span text:style-name="T3">Programming</text:span><text:span text:style-name="T3">, </text:span><text:span text:style-name="T3">TDD</text:span></text:p>
            <text:p text:style-name="P3"><text:span text:style-name="T2">Programing</text:span><text:span text:style-name="T2"> </text:span><text:span text:style-name="T2">Languages</text:span><text:span text:style-name="T2">: </text:span></text:p>
            <text:p text:style-name="P3"><text:span text:style-name="T3">Ruby</text:span><text:span text:style-name="T3">, </text:span><text:span text:style-name="T3">C</text:span><text:span text:style-name="T3">#, </text:span><text:span text:style-name="T3">HTML</text:span><text:span text:style-name="T3">5, </text:span><text:span text:style-name="T3">JavaScript</text:span><text:span text:style-name="T3">/</text:span><text:span text:style-name="T3">Coffescript</text:span><text:span text:style-name="T3">, <text:s/></text:span><text:span text:style-name="T3">CSS</text:span><text:span text:style-name="T3">, </text:span><text:span text:style-name="T3">C</text:span><text:span text:style-name="T3">#</text:span></text:p>
            <text:p text:style-name="P3"><text:span text:style-name="T2">Frameworks</text:span><text:span text:style-name="T2">, </text:span><text:span text:style-name="T2">Libraries</text:span><text:span text:style-name="T2"> </text:span><text:span text:style-name="T2">and</text:span><text:span text:style-name="T2"> </text:span><text:span text:style-name="T2">Technologies</text:span><text:span text:style-name="T2"> :</text:span></text:p>
            <text:p text:style-name="P3"><text:span text:style-name="T3">Ruby</text:span><text:span text:style-name="T3"> </text:span><text:span text:style-name="T3">on</text:span><text:span text:style-name="T3"> </text:span><text:span text:style-name="T3">Rails</text:span><text:span text:style-name="T3">, </text:span><text:span text:style-name="T3">Angularjs</text:span><text:span text:style-name="T3">, </text:span><text:span text:style-name="T3">ASP</text:span><text:span text:style-name="T3">.</text:span><text:span text:style-name="T3">Net</text:span><text:span text:style-name="T3">, </text:span><text:span text:style-name="T3">JQuery</text:span><text:span text:style-name="T3">, </text:span><text:span text:style-name="T3">PhoneGap</text:span></text:p>
            <text:p text:style-name="P3"><text:span text:style-name="T2">Databases</text:span><text:span text:style-name="T2">:</text:span></text:p>
            <text:p text:style-name="P3"><text:span text:style-name="T3">mySQL</text:span><text:span text:style-name="T3">, </text:span><text:span text:style-name="T3">MS</text:span><text:span text:style-name="T3"> </text:span><text:span text:style-name="T3">SQL</text:span></text:p>
            <text:p text:style-name="P11"/>
            <text:p text:style-name="P13"><text:span text:style-name="T2">http</text:span><text:span text:style-name="T2">://</text:span><text:span text:style-name="T2">ginev</text:span><text:span text:style-name="T2">.</text:span><text:span text:style-name="T2">info</text:span></text:p>
            <text:p text:style-name="P11"/>
            <text:p text:style-name="P13"><text:span text:style-name="T2">Web</text:span><text:span text:style-name="T2"> </text:span><text:span text:style-name="T2">Applications</text:span><text:span text:style-name="T2"> </text:span><text:span text:style-name="T2">Developer</text:span></text:p>
            <text:p text:style-name="P13"><text:span text:style-name="T4">Vineland</text:span><text:span text:style-name="T4">, </text:span><text:span text:style-name="T4">NJ</text:span><text:span text:style-name="T4"> - </text:span><text:span text:style-name="T4">lucidfrog</text:span><text:span text:style-name="T4">.</text:span><text:span text:style-name="T4">com</text:span><text:span text:style-name="T4"> <text:s text:c="43"/>6/2012 - 7/13</text:span></text:p>
            <text:p text:style-name="P12"><text:tab/> <text:tab/> <text:tab/></text:p>
            <text:p text:style-name="P13"><text:span text:style-name="T3">Responsibilities</text:span><text:span text:style-name="T3">:</text:span></text:p>
            <text:p text:style-name="P7"><text:span text:style-name="T2">Developing</text:span><text:span text:style-name="T2"> '</text:span><text:span text:style-name="T2">biddit</text:span><text:span text:style-name="T2">' </text:span><text:span text:style-name="T2">auction</text:span><text:span text:style-name="T2"> </text:span><text:span text:style-name="T2">management</text:span><text:span text:style-name="T2"> </text:span><text:span text:style-name="T2">software</text:span><text:span text:style-name="T2"> </text:span><text:span text:style-name="T2">using</text:span><text:span text:style-name="T2"> </text:span><text:span text:style-name="T2">Ruby</text:span><text:span text:style-name="T2"> </text:span><text:span text:style-name="T2">on</text:span><text:span text:style-name="T2"> </text:span><text:span text:style-name="T2">Rails</text:span><text:span text:style-name="T3">. </text:span></text:p>
            <text:p text:style-name="P7"><text:span text:style-name="T3"><text:s text:c="6"/>'</text:span><text:span text:style-name="T3">Biddit</text:span><text:span text:style-name="T3">' </text:span><text:span text:style-name="T3">is</text:span><text:span text:style-name="T3"> </text:span><text:span text:style-name="T3">a</text:span><text:span text:style-name="T3"> </text:span><text:span text:style-name="T3">cloud</text:span><text:span text:style-name="T3"> </text:span><text:span text:style-name="T3">based</text:span><text:span text:style-name="T3"> </text:span><text:span text:style-name="T3">silent</text:span><text:span text:style-name="T3"> </text:span><text:span text:style-name="T3">auction</text:span><text:span text:style-name="T3"> </text:span><text:span text:style-name="T3">management</text:span><text:span text:style-name="T3"> </text:span><text:span text:style-name="T3">solution</text:span><text:span text:style-name="T3">. </text:span><text:span text:style-name="T3">It</text:span><text:span text:style-name="T3"> </text:span><text:span text:style-name="T3">allows</text:span><text:span text:style-name="T3"> </text:span><text:span text:style-name="T3">for</text:span><text:span text:style-name="T3"> </text:span><text:span text:style-name="T3">a</text:span><text:span text:style-name="T3"> </text:span><text:span text:style-name="T3">replacement</text:span><text:span text:style-name="T3"> </text:span><text:span text:style-name="T3">of</text:span><text:span text:style-name="T3"> </text:span><text:span text:style-name="T3">the</text:span><text:span text:style-name="T3"> </text:span><text:span text:style-name="T3">typical</text:span><text:span text:style-name="T3"> </text:span><text:span text:style-name="T3">charity</text:span><text:span text:style-name="T3"> </text:span><text:span text:style-name="T3">event</text:span><text:span text:style-name="T3"> </text:span><text:span text:style-name="T3">silent</text:span><text:span text:style-name="T3"> </text:span><text:span text:style-name="T3">auction</text:span><text:span text:style-name="T3"> '</text:span><text:span text:style-name="T3">paper</text:span><text:span text:style-name="T3"> </text:span><text:span text:style-name="T3">and</text:span><text:span text:style-name="T3"> </text:span><text:span text:style-name="T3">pen</text:span><text:span text:style-name="T3">' </text:span><text:span text:style-name="T3">format</text:span><text:span text:style-name="T3">, </text:span><text:span text:style-name="T3">with</text:span><text:span text:style-name="T3"> </text:span><text:span text:style-name="T3">a</text:span><text:span text:style-name="T3"> </text:span><text:span text:style-name="T3">touch</text:span><text:span text:style-name="T3"> </text:span><text:span text:style-name="T3">screen</text:span><text:span text:style-name="T3"> </text:span><text:span text:style-name="T3">kiosks</text:span><text:span text:style-name="T3"> </text:span><text:span text:style-name="T3">or</text:span><text:span text:style-name="T3"> <text:tab/></text:span><text:span text:style-name="T3">phone</text:span><text:span text:style-name="T3">/</text:span><text:span text:style-name="T3">tablet</text:span><text:span text:style-name="T3"> </text:span><text:span text:style-name="T3">app</text:span><text:span text:style-name="T3">. </text:span><text:span text:style-name="T3">The</text:span><text:span text:style-name="T3"> </text:span><text:span text:style-name="T3">clients</text:span><text:span text:style-name="T3"> (</text:span><text:span text:style-name="T3">phone</text:span><text:span text:style-name="T3">, </text:span><text:span text:style-name="T3">kiosk</text:span><text:span text:style-name="T3">) </text:span><text:span text:style-name="T3">connect</text:span><text:span text:style-name="T3"> </text:span><text:span text:style-name="T3">to</text:span><text:span text:style-name="T3"> </text:span><text:span text:style-name="T3">the</text:span><text:span text:style-name="T3"> </text:span><text:span text:style-name="T3">main</text:span><text:span text:style-name="T3"> </text:span><text:span text:style-name="T3">application</text:span><text:span text:style-name="T3">(</text:span><text:span text:style-name="T3">RoR</text:span><text:span text:style-name="T3">) </text:span><text:span text:style-name="T3">which</text:span><text:span text:style-name="T3"> </text:span><text:span text:style-name="T3">is</text:span><text:span text:style-name="T3"> </text:span><text:span text:style-name="T3">responsible</text:span><text:span text:style-name="T3"> </text:span><text:span text:style-name="T3">for</text:span><text:span text:style-name="T3"> </text:span><text:span text:style-name="T3">keeping</text:span><text:span text:style-name="T3"> </text:span><text:span text:style-name="T3">track</text:span><text:span text:style-name="T3"> </text:span><text:span text:style-name="T3">of</text:span><text:span text:style-name="T3"> </text:span><text:span text:style-name="T3">bids</text:span><text:span text:style-name="T3">, </text:span><text:span text:style-name="T3">patrons</text:span><text:span text:style-name="T3">, </text:span><text:span text:style-name="T3">payment</text:span><text:span text:style-name="T3"> </text:span><text:span text:style-name="T3">transactions</text:span><text:span text:style-name="T3">, </text:span><text:span text:style-name="T3">etc</text:span><text:span text:style-name="T3">. </text:span><text:span text:style-name="T3">The</text:span><text:span text:style-name="T3"> </text:span><text:span text:style-name="T3">application</text:span><text:span text:style-name="T3"> </text:span><text:span text:style-name="T3">has</text:span><text:span text:style-name="T3"> </text:span><text:span text:style-name="T3">two</text:span><text:span text:style-name="T3"> </text:span><text:span text:style-name="T3">parts</text:span><text:span text:style-name="T3">. </text:span><text:span text:style-name="T3">One</text:span><text:span text:style-name="T3"> </text:span><text:span text:style-name="T3">is</text:span><text:span text:style-name="T3"> </text:span><text:span text:style-name="T3">patron</text:span><text:span text:style-name="T3">-</text:span><text:span text:style-name="T3">facing</text:span><text:span text:style-name="T3"> - </text:span><text:span text:style-name="T3">what</text:span><text:span text:style-name="T3"> </text:span><text:span text:style-name="T3">event</text:span><text:span text:style-name="T3">-</text:span><text:span text:style-name="T3">patrons</text:span><text:span text:style-name="T3"> </text:span><text:span text:style-name="T3">see</text:span><text:span text:style-name="T3"> </text:span><text:span text:style-name="T3">during</text:span><text:span text:style-name="T3"> </text:span><text:span text:style-name="T3">an</text:span><text:span text:style-name="T3"> </text:span><text:span text:style-name="T3">event</text:span><text:span text:style-name="T3"> – </text:span><text:span text:style-name="T3">leaderboard</text:span><text:span text:style-name="T3">, </text:span><text:span text:style-name="T3">bidding</text:span><text:span text:style-name="T3"> </text:span><text:span text:style-name="T3">kiosk</text:span><text:span text:style-name="T3"> </text:span><text:span text:style-name="T3">and</text:span><text:span text:style-name="T3"> </text:span><text:span text:style-name="T3">phone</text:span><text:span text:style-name="T3"> </text:span><text:span text:style-name="T3">app</text:span><text:span text:style-name="T3">. </text:span><text:span text:style-name="T3">The</text:span><text:span text:style-name="T3"> </text:span><text:span text:style-name="T3">second</text:span><text:span text:style-name="T3"> </text:span><text:span text:style-name="T3">is</text:span><text:span text:style-name="T3"> </text:span><text:span text:style-name="T3">event</text:span><text:span text:style-name="T3">-</text:span><text:span text:style-name="T3">management</text:span><text:span text:style-name="T3">, </text:span><text:span text:style-name="T3">which</text:span><text:span text:style-name="T3"> </text:span><text:span text:style-name="T3">includes</text:span><text:span text:style-name="T3"> '</text:span><text:span text:style-name="T3">check</text:span><text:span text:style-name="T3">-</text:span><text:span text:style-name="T3">in</text:span><text:span text:style-name="T3">/</text:span><text:span text:style-name="T3">out</text:span><text:span text:style-name="T3">', </text:span><text:span text:style-name="T3">reporting</text:span><text:span text:style-name="T3"> </text:span><text:span text:style-name="T3">and</text:span><text:span text:style-name="T3"> </text:span><text:span text:style-name="T3">product</text:span><text:span text:style-name="T3"> </text:span><text:span text:style-name="T3">inventory</text:span><text:span text:style-name="T3">. </text:span></text:p>
            <text:p text:style-name="P7"><text:span text:style-name="T2">My</text:span><text:span text:style-name="T2"> </text:span><text:span text:style-name="T2">contribution</text:span><text:span text:style-name="T2"> </text:span><text:span text:style-name="T2">to</text:span><text:span text:style-name="T2"> </text:span><text:span text:style-name="T2">the</text:span><text:span text:style-name="T2"> </text:span><text:span text:style-name="T2">project</text:span><text:span text:style-name="T2">:</text:span></text:p>
            <text:p text:style-name="P7"><text:span text:style-name="T2"><text:s text:c="4"/></text:span><text:span text:style-name="T2">Wrote</text:span><text:span text:style-name="T2"> </text:span><text:span text:style-name="T2">a</text:span><text:span text:style-name="T2"> </text:span><text:span text:style-name="T2">test</text:span><text:span text:style-name="T2"> </text:span><text:span text:style-name="T2">suit</text:span><text:span text:style-name="T2">, </text:span><text:span text:style-name="T2">and</text:span><text:span text:style-name="T2"> </text:span><text:span text:style-name="T2">refactored</text:span><text:span text:style-name="T2"> </text:span><text:span text:style-name="T2">a</text:span><text:span text:style-name="T2"> </text:span><text:span text:style-name="T2">large</text:span><text:span text:style-name="T2"> </text:span><text:span text:style-name="T2">part</text:span><text:span text:style-name="T2"> </text:span><text:span text:style-name="T2">of</text:span><text:span text:style-name="T2"> </text:span><text:span text:style-name="T2">the</text:span><text:span text:style-name="T2"> </text:span><text:span text:style-name="T2">application</text:span><text:span text:style-name="T3"> <text:tab/></text:span></text:p>
            <text:p text:style-name="P7"><text:span text:style-name="T3"><text:s text:c="11"/></text:span><text:span text:style-name="T3">When</text:span><text:span text:style-name="T3"> </text:span><text:span text:style-name="T3">I</text:span><text:span text:style-name="T3"> </text:span><text:span text:style-name="T3">joined</text:span><text:span text:style-name="T3"> </text:span><text:span text:style-name="T3">the</text:span><text:span text:style-name="T3"> </text:span><text:span text:style-name="T3">project</text:span><text:span text:style-name="T3"> </text:span><text:span text:style-name="T3">no</text:span><text:span text:style-name="T3"> </text:span><text:span text:style-name="T3">tests</text:span><text:span text:style-name="T3"> </text:span><text:span text:style-name="T3">existed</text:span><text:span text:style-name="T3">. </text:span><text:span text:style-name="T3">As</text:span><text:span text:style-name="T3"> </text:span><text:span text:style-name="T3">I</text:span><text:span text:style-name="T3"> </text:span><text:span text:style-name="T3">was</text:span><text:span text:style-name="T3"> </text:span><text:span text:style-name="T3">working</text:span><text:span text:style-name="T3"> </text:span><text:span text:style-name="T3">on</text:span><text:span text:style-name="T3"> </text:span><text:span text:style-name="T3">improving</text:span><text:span text:style-name="T3"> </text:span><text:span text:style-name="T3">the</text:span><text:span text:style-name="T3"> </text:span><text:span text:style-name="T3">existing</text:span><text:span text:style-name="T3"> </text:span><text:span text:style-name="T3">code</text:span><text:span text:style-name="T3"> </text:span><text:span text:style-name="T3">and</text:span><text:span text:style-name="T3"> </text:span><text:span text:style-name="T3">adding</text:span><text:span text:style-name="T3"> </text:span><text:span text:style-name="T3">new</text:span><text:span text:style-name="T3"> </text:span><text:span text:style-name="T3">features</text:span><text:span text:style-name="T3"> </text:span><text:span text:style-name="T3">I</text:span><text:span text:style-name="T3"> </text:span><text:span text:style-name="T3">added</text:span><text:span text:style-name="T3"> 130 </text:span><text:span text:style-name="T3">Rspec</text:span><text:span text:style-name="T3"> </text:span><text:span text:style-name="T3">tests</text:span><text:span text:style-name="T3"> (</text:span><text:span text:style-name="T3">unit</text:span><text:span text:style-name="T3"> </text:span><text:span text:style-name="T3">tests</text:span><text:span text:style-name="T3">, </text:span><text:span text:style-name="T3">as</text:span><text:span text:style-name="T3"> </text:span><text:span text:style-name="T3">well</text:span><text:span text:style-name="T3"> </text:span><text:span text:style-name="T3">as</text:span><text:span text:style-name="T3"> </text:span><text:span text:style-name="T3">some</text:span><text:span text:style-name="T3"> </text:span><text:span text:style-name="T3">controller</text:span><text:span text:style-name="T3"> </text:span><text:span text:style-name="T3">tests</text:span><text:span text:style-name="T3">) <text:tab/></text:span></text:p>
            <text:p text:style-name="P14"><text:span text:style-name="T2"><text:s text:c="4"/></text:span><text:span text:style-name="T2">Added</text:span><text:span text:style-name="T2"> </text:span><text:span text:style-name="T2">new</text:span><text:span text:style-name="T2"> </text:span><text:span text:style-name="T2">features</text:span><text:span text:style-name="T2"> </text:span><text:span text:style-name="T2">like</text:span><text:span text:style-name="T2"> “</text:span><text:span text:style-name="T2">check</text:span><text:span text:style-name="T2">-</text:span><text:span text:style-name="T2">in</text:span><text:span text:style-name="T2">/</text:span><text:span text:style-name="T2">out</text:span><text:span text:style-name="T2">” </text:span><text:span text:style-name="T2">which</text:span><text:span text:style-name="T2"> </text:span><text:span text:style-name="T2">handles</text:span><text:span text:style-name="T2"> </text:span><text:span text:style-name="T2">split</text:span><text:span text:style-name="T2"> </text:span><text:span text:style-name="T2">payments</text:span><text:span text:style-name="T2">(</text:span><text:span text:style-name="T2">cash</text:span><text:span text:style-name="T2">, </text:span><text:span text:style-name="T2">check</text:span><text:span text:style-name="T2">, </text:span><text:span text:style-name="T2">credit</text:span><text:span text:style-name="T2"> </text:span><text:span text:style-name="T2">card</text:span><text:span text:style-name="T2">), “</text:span><text:span text:style-name="T2">pledge</text:span><text:span text:style-name="T2"> </text:span><text:span text:style-name="T2">kiosk</text:span><text:span text:style-name="T2">”, </text:span><text:span text:style-name="T2">reporting</text:span><text:span text:style-name="T2">, </text:span><text:span text:style-name="T2">etc</text:span><text:span text:style-name="T2">.</text:span><text:span text:style-name="T3"> </text:span></text:p>
            <text:p text:style-name="P14"><text:span text:style-name="T3"><text:s text:c="12"/></text:span><text:span text:style-name="T3">The</text:span><text:span text:style-name="T3"> </text:span><text:span text:style-name="T3">check</text:span><text:span text:style-name="T3">-</text:span><text:span text:style-name="T3">in</text:span><text:span text:style-name="T3">/</text:span><text:span text:style-name="T3">out</text:span><text:span text:style-name="T3"> </text:span><text:span text:style-name="T3">page</text:span><text:span text:style-name="T3"> </text:span><text:span text:style-name="T3">is</text:span><text:span text:style-name="T3"> </text:span><text:span text:style-name="T3">a</text:span><text:span text:style-name="T3"> </text:span><text:span text:style-name="T3">single</text:span><text:span text:style-name="T3"> </text:span><text:span text:style-name="T3">page</text:span><text:span text:style-name="T3"> </text:span><text:span text:style-name="T3">javascript</text:span><text:span text:style-name="T3"> </text:span><text:span text:style-name="T3">application</text:span><text:span text:style-name="T3">, </text:span><text:span text:style-name="T3">used</text:span><text:span text:style-name="T3"> </text:span><text:span text:style-name="T3">by</text:span><text:span text:style-name="T3"> </text:span><text:span text:style-name="T3">event</text:span><text:span text:style-name="T3"> </text:span><text:span text:style-name="T3">employee</text:span><text:span text:style-name="T3"> </text:span><text:span text:style-name="T3">for</text:span><text:span text:style-name="T3">: <text:s/></text:span><text:span text:style-name="T3">adding</text:span><text:span text:style-name="T3"> </text:span><text:span text:style-name="T3">new</text:span><text:span text:style-name="T3"> </text:span><text:span text:style-name="T3">patrons</text:span><text:span text:style-name="T3">, </text:span><text:span text:style-name="T3">editing</text:span><text:span text:style-name="T3"> </text:span><text:span text:style-name="T3">patron</text:span><text:span text:style-name="T3"> </text:span><text:span text:style-name="T3">info</text:span><text:span text:style-name="T3">, </text:span><text:span text:style-name="T3">viewing</text:span><text:span text:style-name="T3"> </text:span><text:span text:style-name="T3">and</text:span><text:span text:style-name="T3"> </text:span><text:span text:style-name="T3">editing</text:span><text:span text:style-name="T3"> </text:span><text:span text:style-name="T3">patron</text:span><text:span text:style-name="T3"> <text:tab/></text:span><text:span text:style-name="T3">shopping</text:span><text:span text:style-name="T3"> </text:span><text:span text:style-name="T3">cart</text:span><text:span text:style-name="T3">, </text:span><text:span text:style-name="T3">completing</text:span><text:span text:style-name="T3"> </text:span><text:span text:style-name="T3">credit</text:span><text:span text:style-name="T3"> </text:span><text:span text:style-name="T3">card</text:span><text:span text:style-name="T3">/</text:span><text:span text:style-name="T3">cash</text:span><text:span text:style-name="T3">/</text:span><text:span text:style-name="T3">check</text:span><text:span text:style-name="T3"> </text:span><text:span text:style-name="T3">payments</text:span><text:span text:style-name="T3">. </text:span><text:span text:style-name="T3">This</text:span><text:span text:style-name="T3"> </text:span><text:span text:style-name="T3">page</text:span><text:span text:style-name="T3"> </text:span><text:span text:style-name="T3">was</text:span><text:span text:style-name="T3"> </text:span><text:span text:style-name="T3">implemented</text:span><text:span text:style-name="T3"> </text:span><text:span text:style-name="T3">using</text:span><text:span text:style-name="T3"> </text:span><text:span text:style-name="T3">AngularJS</text:span><text:span text:style-name="T3">. </text:span><text:span text:style-name="T3">All</text:span><text:span text:style-name="T3"> </text:span><text:span text:style-name="T3">JavaScript</text:span><text:span text:style-name="T3"> </text:span><text:span text:style-name="T3">was</text:span><text:span text:style-name="T3"> </text:span><text:span text:style-name="T3">compiled</text:span><text:span text:style-name="T3"> </text:span><text:span text:style-name="T3">from</text:span><text:span text:style-name="T3"> </text:span><text:span text:style-name="T3">Coffeescript</text:span><text:span text:style-name="T3"> </text:span><text:span text:style-name="T3">source</text:span><text:span text:style-name="T3">. <text:tab/></text:span></text:p>
            <text:p text:style-name="P7"><text:span text:style-name="T2">Worked</text:span><text:span text:style-name="T2"> </text:span><text:span text:style-name="T2">on</text:span><text:span text:style-name="T2"> </text:span><text:span text:style-name="T2">the</text:span><text:span text:style-name="T2"> </text:span><text:span text:style-name="T2">mobile</text:span><text:span text:style-name="T2"> </text:span><text:span text:style-name="T2">app</text:span><text:span text:style-name="T3">. </text:span></text:p>
            <text:p text:style-name="P7"><text:span text:style-name="T3"><text:s text:c="6"/></text:span><text:span text:style-name="T3">I</text:span><text:span text:style-name="T3"> </text:span><text:span text:style-name="T3">had</text:span><text:span text:style-name="T3"> </text:span><text:span text:style-name="T3">some</text:span><text:span text:style-name="T3"> </text:span><text:span text:style-name="T3">exposure</text:span><text:span text:style-name="T3"> </text:span><text:span text:style-name="T3">to</text:span><text:span text:style-name="T3"> </text:span><text:span text:style-name="T3">writing</text:span><text:span text:style-name="T3"> </text:span><text:span text:style-name="T3">a</text:span><text:span text:style-name="T3"> </text:span><text:span text:style-name="T3">mobile</text:span><text:span text:style-name="T3"> </text:span><text:span text:style-name="T3">app</text:span><text:span text:style-name="T3"> </text:span><text:span text:style-name="T3">using</text:span><text:span text:style-name="T3"> </text:span><text:span text:style-name="T3">the</text:span><text:span text:style-name="T3"> </text:span><text:span text:style-name="T3">Phone</text:span><text:span text:style-name="T3"> </text:span><text:span text:style-name="T3">Gap</text:span><text:span text:style-name="T3"> </text:span><text:span text:style-name="T3">framework</text:span><text:span text:style-name="T3">.</text:span></text:p>
            <text:p text:style-name="P5"><text:soft-page-break/></text:p>
            <text:p text:style-name="P3"><text:span text:style-name="T3">Freelance</text:span><text:span text:style-name="T2"> - </text:span><text:span text:style-name="T4">Qsystematic</text:span><text:span text:style-name="T4">, <text:s/></text:span><text:span text:style-name="T4">LLC</text:span><text:span text:style-name="T4"> <text:s text:c="45"/>10/2009-6/2012 <text:s/></text:span><text:span text:style-name="T3"><text:s text:c="4"/></text:span></text:p>
            <text:p text:style-name="P15"><text:span text:style-name="T3">Various</text:span><text:span text:style-name="T3"> </text:span><text:span text:style-name="T3">projects</text:span><text:span text:style-name="T3"> </text:span><text:span text:style-name="T3">that</text:span><text:span text:style-name="T3"> </text:span><text:span text:style-name="T3">include</text:span><text:span text:style-name="T3">:</text:span></text:p>
            <text:list xml:id="list18649035011" text:style-name="LS1">
              <text:list-item>
                <text:p text:style-name="P20"><text:span text:style-name="T3">Maintained</text:span><text:span text:style-name="T3"> </text:span><text:span text:style-name="T3">and</text:span><text:span text:style-name="T3"> </text:span><text:span text:style-name="T3">debugged</text:span><text:span text:style-name="T3"> </text:span><text:span text:style-name="T3">existing</text:span><text:span text:style-name="T3"> </text:span><text:span text:style-name="T3">classic</text:span><text:span text:style-name="T3"> </text:span><text:span text:style-name="T3">ASP</text:span><text:span text:style-name="T3"> </text:span><text:span text:style-name="T3">code</text:span></text:p>
              </text:list-item>
              <text:list-item>
                <text:p text:style-name="P17"><text:span text:style-name="T3">Replaced</text:span><text:span text:style-name="T3"> </text:span><text:span text:style-name="T3">existing</text:span><text:span text:style-name="T3"> </text:span><text:span text:style-name="T3">client</text:span><text:span text:style-name="T3">-</text:span><text:span text:style-name="T3">side</text:span><text:span text:style-name="T3"> </text:span><text:span text:style-name="T3">VBscript</text:span><text:span text:style-name="T3"> </text:span><text:span text:style-name="T3">with</text:span><text:span text:style-name="T3"> </text:span><text:span text:style-name="T3">Javascript</text:span><text:span text:style-name="T3"> </text:span></text:p>
              </text:list-item>
              <text:list-item>
                <text:p text:style-name="P17"><text:span text:style-name="T3">Wrote</text:span><text:span text:style-name="T3"> </text:span><text:span text:style-name="T3">new</text:span><text:span text:style-name="T3"> </text:span><text:span text:style-name="T3">modules</text:span><text:span text:style-name="T3"> </text:span><text:span text:style-name="T3">using</text:span><text:span text:style-name="T3"> </text:span><text:span text:style-name="T3">C</text:span><text:span text:style-name="T3">#</text:span></text:p>
              </text:list-item>
              <text:list-item>
                <text:p text:style-name="P17"><text:span text:style-name="T3">Implemented</text:span><text:span text:style-name="T3"> </text:span><text:span text:style-name="T3">Credit</text:span><text:span text:style-name="T3"> </text:span><text:span text:style-name="T3">card</text:span><text:span text:style-name="T3"> </text:span><text:span text:style-name="T3">processing</text:span><text:span text:style-name="T3"> </text:span><text:span text:style-name="T3">module</text:span><text:span text:style-name="T3"> </text:span><text:span text:style-name="T3">via</text:span><text:span text:style-name="T3"> </text:span><text:span text:style-name="T3">CCG</text:span><text:span text:style-name="T3"> </text:span><text:span text:style-name="T3">API</text:span><text:span text:style-name="T3"> </text:span></text:p>
              </text:list-item>
              <text:list-item>
                <text:p text:style-name="P17"><text:span text:style-name="T3">Implemented</text:span><text:span text:style-name="T3"> </text:span><text:span text:style-name="T3">ACH</text:span><text:span text:style-name="T3"> (</text:span><text:span text:style-name="T3">electronic</text:span><text:span text:style-name="T3"> </text:span><text:span text:style-name="T3">checks</text:span><text:span text:style-name="T3"> </text:span><text:span text:style-name="T3">payment</text:span><text:span text:style-name="T3">) </text:span><text:span text:style-name="T3">module</text:span></text:p>
              </text:list-item>
            </text:list>
            <text:p text:style-name="P12"/>
            <text:p text:style-name="P13"><text:span text:style-name="T4">Egg</text:span><text:span text:style-name="T4"> </text:span><text:span text:style-name="T4">Harbor</text:span><text:span text:style-name="T4"> </text:span><text:span text:style-name="T4">Township</text:span><text:span text:style-name="T4">, </text:span><text:span text:style-name="T4">NJ</text:span><text:span text:style-name="T4"> - </text:span><text:span text:style-name="T4">reservevacations</text:span><text:span text:style-name="T4"> .</text:span><text:span text:style-name="T4">com</text:span><text:span text:style-name="T4"> <text:s/></text:span><text:span text:style-name="T4">inc</text:span><text:span text:style-name="T4">. <text:s text:c="5"/>7/2008 - 10/2009</text:span></text:p>
            <text:list xml:id="list327486656" text:style-name="LS2">
              <text:list-item>
                <text:p text:style-name="P18"><text:span text:style-name="T3">Maintained</text:span><text:span text:style-name="T3"> </text:span><text:span text:style-name="T3">existing</text:span><text:span text:style-name="T3"> </text:span><text:span text:style-name="T3">website</text:span><text:span text:style-name="T3"> - </text:span><text:span text:style-name="T3">travelape</text:span><text:span text:style-name="T3">.</text:span><text:span text:style-name="T3">com</text:span><text:span text:style-name="T3">, <text:s/></text:span><text:span text:style-name="T3">and</text:span><text:span text:style-name="T3"> </text:span><text:span text:style-name="T3">developed</text:span><text:span text:style-name="T3"> </text:span><text:span text:style-name="T3">a</text:span><text:span text:style-name="T3"> </text:span><text:span text:style-name="T3">brand</text:span><text:span text:style-name="T3"> </text:span><text:span text:style-name="T3">new</text:span><text:span text:style-name="T3"> </text:span><text:span text:style-name="T3">one</text:span><text:span text:style-name="T3"> - </text:span><text:span text:style-name="T3">reservevacations</text:span><text:span text:style-name="T3">.</text:span><text:span text:style-name="T3">com</text:span><text:span text:style-name="T3"> <text:s/></text:span></text:p>
              </text:list-item>
              <text:list-item>
                <text:p text:style-name="P18"><text:span text:style-name="T3">Build</text:span><text:span text:style-name="T3"> </text:span><text:span text:style-name="T3">web</text:span><text:span text:style-name="T3"> </text:span><text:span text:style-name="T3">pages</text:span><text:span text:style-name="T3"> </text:span><text:span text:style-name="T3">from</text:span><text:span text:style-name="T3"> </text:span><text:span text:style-name="T3">photoshop</text:span><text:span text:style-name="T3"> </text:span><text:span text:style-name="T3">mock</text:span><text:span text:style-name="T3">-</text:span><text:span text:style-name="T3">ups</text:span><text:span text:style-name="T3">. </text:span></text:p>
              </text:list-item>
              <text:list-item>
                <text:p text:style-name="P18"><text:span text:style-name="T3">Utilized</text:span><text:span text:style-name="T3"> </text:span><text:span text:style-name="T3">HTML</text:span><text:span text:style-name="T3">::</text:span><text:span text:style-name="T3">Template</text:span><text:span text:style-name="T3"> </text:span><text:span text:style-name="T3">for</text:span><text:span text:style-name="T3"> </text:span><text:span text:style-name="T3">embedding</text:span><text:span text:style-name="T3"> </text:span><text:span text:style-name="T3">dynamically</text:span><text:span text:style-name="T3"> </text:span><text:span text:style-name="T3">generated</text:span><text:span text:style-name="T3"> </text:span><text:span text:style-name="T3">content</text:span><text:span text:style-name="T3"> (</text:span><text:span text:style-name="T3">PERL</text:span><text:span text:style-name="T3"> </text:span><text:span text:style-name="T3">on</text:span><text:span text:style-name="T3"> </text:span><text:span text:style-name="T3">the</text:span><text:span text:style-name="T3"> </text:span><text:span text:style-name="T3">back</text:span><text:span text:style-name="T3">-</text:span><text:span text:style-name="T3">end</text:span><text:span text:style-name="T3">)</text:span></text:p>
              </text:list-item>
              <text:list-item>
                <text:p text:style-name="P18"><text:span text:style-name="T3">Wrote</text:span><text:span text:style-name="T3"> </text:span><text:span text:style-name="T3">a</text:span><text:span text:style-name="T3"> </text:span><text:span text:style-name="T3">shell</text:span><text:span text:style-name="T3"> </text:span><text:span text:style-name="T3">script</text:span><text:span text:style-name="T3"> </text:span><text:span text:style-name="T3">for</text:span><text:span text:style-name="T3"> </text:span><text:span text:style-name="T3">automatic</text:span><text:span text:style-name="T3"> </text:span><text:span text:style-name="T3">setup</text:span><text:span text:style-name="T3"> </text:span><text:span text:style-name="T3">of</text:span><text:span text:style-name="T3"> </text:span><text:span text:style-name="T3">multiple</text:span><text:span text:style-name="T3"> </text:span><text:span text:style-name="T3">WordPress</text:span><text:span text:style-name="T3"> </text:span><text:span text:style-name="T3">websites</text:span></text:p>
              </text:list-item>
            </text:list>
            <text:p text:style-name="P5"/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0626in" fo:margin-right="0.0626in" fo:margin-top="0.0626in" fo:margin-bottom="0.0626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="100%" fo:margin-left="0in" fo:margin-right="0in" fo:margin-top="0.1665in" fo:margin-bottom="0.1665in" fo:line-height="100%" fo:text-indent="0in" style:auto-text-indent="false" fo:break-before="auto" fo:break-after="auto" style:writing-mode="lr-tb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="100%" fo:margin-left="0in" fo:margin-right="0in" fo:margin-top="0.1563in" fo:margin-bottom="0.1563in" fo:line-height="100%" fo:text-indent="0in" style:auto-text-indent="false" fo:break-before="auto" fo:break-after="auto"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="100%" fo:margin-left="0in" fo:margin-right="0in" fo:margin-top="0.1665in" fo:margin-bottom="0.1665in" fo:line-height="100%" fo:text-indent="0in" style:auto-text-indent="false" fo:break-before="auto" fo:break-after="auto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="100%" fo:margin-left="0in" fo:margin-right="0in" fo:margin-top="0.1772in" fo:margin-bottom="0.1772in" fo:line-height="100%" fo:text-indent="0in" style:auto-text-indent="false" fo:break-before="auto" fo:break-after="auto" style:writing-mode="lr-tb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Heading_20_5" style:display-name="Heading 5" style:family="paragraph" style:parent-style-name="Standard" style:class="text">
      <style:paragraph-properties fo:margin="100%" fo:margin-left="0in" fo:margin-right="0in" fo:margin-top="0.1772in" fo:margin-bottom="0.1772in" fo:line-height="100%" fo:text-indent="0in" style:auto-text-indent="false" fo:break-before="auto" fo:break-after="auto" style:writing-mode="lr-tb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Heading_20_6" style:display-name="Heading 6" style:family="paragraph" style:parent-style-name="Standard" style:class="text">
      <style:paragraph-properties fo:margin="100%" fo:margin-left="0in" fo:margin-right="0in" fo:margin-top="0.25in" fo:margin-bottom="0.25in" fo:line-height="100%" fo:text-indent="0in" style:auto-text-indent="false" fo:break-before="auto" fo:break-after="auto" style:writing-mode="lr-tb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00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00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1Level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1Level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1Level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1Level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1Level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1Level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1Level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1Level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2Level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2Level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2Level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2Level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2Level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2Level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2Level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2Level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2Level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Times New Roman"/>
      </text:list-level-style-bullet>
      <text:list-level-style-bullet text:level="2" text:style-name="List1Level1" text:bullet-char="○">
        <style:list-level-properties text:space-before="0.75in" text:min-label-width="0.25in"/>
        <style:text-properties style:font-name="Times New Roman"/>
      </text:list-level-style-bullet>
      <text:list-level-style-bullet text:level="3" text:style-name="List1Level2" text:bullet-char="■">
        <style:list-level-properties text:space-before="1.3748in" text:min-label-width="0.1252in"/>
        <style:text-properties style:font-name="Times New Roman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Times New Roman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Times New Roman"/>
      </text:list-level-style-bullet>
      <text:list-level-style-bullet text:level="6" text:style-name="List1Level5" text:bullet-char="■">
        <style:list-level-properties text:space-before="2.8748in" text:min-label-width="0.1252in"/>
        <style:text-properties style:font-name="Times New Roman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Times New Roman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Times New Roman"/>
      </text:list-level-style-bullet>
      <text:list-level-style-bullet text:level="9" text:style-name="List1Level8" text:bullet-char="■">
        <style:list-level-properties text:space-before="4.3748in" text:min-label-width="0.1252in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Times New Roman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Times New Roman"/>
      </text:list-level-style-bullet>
      <text:list-level-style-bullet text:level="3" text:style-name="List2Level2" text:bullet-char="■">
        <style:list-level-properties text:space-before="1.3748in" text:min-label-width="0.1252in"/>
        <style:text-properties style:font-name="Times New Roman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Times New Roman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Times New Roman"/>
      </text:list-level-style-bullet>
      <text:list-level-style-bullet text:level="6" text:style-name="List2Level5" text:bullet-char="■">
        <style:list-level-properties text:space-before="2.8748in" text:min-label-width="0.1252in"/>
        <style:text-properties style:font-name="Times New Roman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Times New Roman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Times New Roman"/>
      </text:list-level-style-bullet>
      <text:list-level-style-bullet text:level="9" text:style-name="List2Level8" text:bullet-char="■">
        <style:list-level-properties text:space-before="4.3748in" text:min-label-width="0.1252in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7.7917in" fo:page-height="11in" style:num-format="1" style:print-orientation="portrait" fo:margin-top="0.4165in" fo:margin-bottom="0.4165in" fo:margin-left="0.3126in" fo:margin-right="0.5209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/>
    <meta:editing-cycles>1</meta:editing-cycles>
    <meta:document-statistic meta:table-count="1" meta:image-count="0" meta:object-count="0" meta:page-count="2" meta:paragraph-count="47" meta:word-count="427" meta:character-count="3058" meta:non-whitespace-character-count="2516"/>
  </office:meta>
</office:document-meta>
</file>